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style:font-name="Times New Roman" style:font-name-complex="Times New Roman" fo:font-size="20pt" style:font-size-asian="20pt" style:font-size-complex="20pt" fo:language="en" fo:country="US"/>
    </style:style>
    <style:style style:name="T4" style:parent-style-name="DefaultParagraphFont" style:family="text">
      <style:text-properties style:font-name="Times New Roman" style:font-name-complex="Times New Roman" fo:color="#156082" fo:language="en" fo:country="US"/>
    </style:style>
  </office:automatic-styles>
  <office:body>
    <office:text text:use-soft-page-breaks="true">
      <text:p text:style-name="P1"><text:span text:style-name="T2"><text:s text:c="35"/></text:span><text:span text:style-name="T3">Brain Tumor Data Set Link File</text:span></text:p>
      <text:p text:style-name="Normal"><text:span text:style-name="T4">https://www.kaggle.com/datasets/masoudnickparvar/brain-tumor-mri-dataset?resource=downloa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hammad Usman Javed [Student-PECS]</meta:initial-creator>
    <dc:creator>Muhammad Usman Javed [Student-PECS]</dc:creator>
    <meta:creation-date>2026-01-02T15:58:00Z</meta:creation-date>
    <dc:date>2026-01-02T15:59:00Z</dc:date>
    <meta:template xlink:href="Normal" xlink:type="simple"/>
    <meta:editing-cycles>1</meta:editing-cycles>
    <meta:editing-duration>PT0S</meta:editing-duration>
    <meta:document-statistic meta:page-count="1" meta:paragraph-count="5" meta:word-count="29" meta:character-count="152" meta:row-count="4" meta:non-whitespace-character-count="128"/>
  </office:meta>
</office:document-meta>
</file>